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officeooo:rsid="00134218" officeooo:paragraph-rsid="0014d321"/>
    </style:style>
    <style:style style:name="P3" style:family="paragraph" style:parent-style-name="Standard" style:list-style-name="L1">
      <style:text-properties officeooo:rsid="00139e0e" officeooo:paragraph-rsid="00139e0e"/>
    </style:style>
    <style:style style:name="P4" style:family="paragraph" style:parent-style-name="Standard" style:list-style-name="L2">
      <style:text-properties officeooo:rsid="0014d321" officeooo:paragraph-rsid="0014d321"/>
    </style:style>
    <style:style style:name="P5" style:family="paragraph" style:parent-style-name="Standard">
      <style:text-properties officeooo:rsid="0016b391" officeooo:paragraph-rsid="0016b3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5"><text:span text:style-name="T1"/></text:p>
      <text:list xml:id="list360774166" text:style-name="L1">
        <text:list-item>
          <text:p text:style-name="P1"><text:span text:style-name="T1">Horvitz et al. (2005) </text:span>describe a deployed system called JamBayes for predicting traffic flow in the Seattle area; predictions are made using a graphical model whose structure was learned from data.</text:p>
        </text:list-item>
        <text:list-item>
          <text:p text:style-name="P3">Fraser 2008: time series prediction with HMMs</text:p>
        </text:list-item>
      </text:list>
      <text:list xml:id="list680575444" text:style-name="L2">
        <text:list-item>
          <text:p text:style-name="P4">Durbin et al. 1998: HMMs</text:p>
        </text:list-item>
        <text:list-item>
          <text:p text:style-name="P2">MacKay book: <text:span text:style-name="T2">ML, deep learning, information theor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1:22:56.182899191</meta:creation-date>
    <dc:date>2020-03-16T10:04:06.560365254</dc:date>
    <meta:editing-duration>P2DT20H50M49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4" meta:word-count="54" meta:character-count="320" meta:non-whitespace-character-count="274"/>
  </office:meta>
</office:document-meta>
</file>